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P1" style:family="paragraph" style:parent-style-name="Header_20_right">
      <style:text-properties fo:language="en" fo:country="US"/>
    </style:style>
    <style:style style:name="P2" style:family="paragraph" style:parent-style-name="Heading_20_1">
      <style:paragraph-properties fo:break-before="page"/>
      <style:text-properties fo:language="en" fo:country="US" officeooo:rsid="00147e4a" officeooo:paragraph-rsid="00147e4a"/>
    </style:style>
    <style:style style:name="P3" style:family="paragraph" style:parent-style-name="Preformatted_20_Text">
      <style:paragraph-properties fo:text-align="center" style:justify-single-word="false"/>
      <style:text-properties officeooo:paragraph-rsid="000fa34a"/>
    </style:style>
    <style:style style:name="P4" style:family="paragraph" style:parent-style-name="Text_20_body">
      <style:text-properties fo:language="en" fo:country="US" officeooo:rsid="00160fb3" officeooo:paragraph-rsid="00160fb3"/>
    </style:style>
    <style:style style:name="P5" style:family="paragraph" style:parent-style-name="Text_20_body">
      <style:text-properties fo:language="en" fo:country="US" officeooo:rsid="001725e0" officeooo:paragraph-rsid="001725e0"/>
    </style:style>
    <style:style style:name="P6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7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8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9" style:family="paragraph" style:parent-style-name="Title">
      <style:text-properties fo:language="en" fo:country="US" officeooo:paragraph-rsid="000fa34a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officeooo:rsid="000fa34a" style:language-asian="zxx" style:country-asian="none" style:language-complex="zxx" style:country-complex="none"/>
    </style:style>
    <style:style style:name="T3" style:family="text">
      <style:text-properties fo:language="en" fo:country="US" style:language-asian="zxx" style:country-asian="none" style:language-complex="zxx" style:country-complex="none"/>
    </style:style>
    <style:style style:name="T4" style:family="text">
      <style:text-properties fo:language="en" fo:country="US" officeooo:rsid="000e9e5c" style:language-asian="zxx" style:country-asian="none" style:language-complex="zxx" style:country-complex="none"/>
    </style:style>
    <style:style style:name="T5" style:family="text">
      <style:text-properties officeooo:rsid="001819e3"/>
    </style:style>
    <style:style style:name="T6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8"/>
      <text:p text:style-name="P8">Caligrafo</text:p>
      <text:p text:style-name="P9"><text:span text:style-name="T2">Planning Document</text:span></text:p>
      <text:p text:style-name="P3"><text:a xlink:type="simple" xlink:href="https://github.com/Zvorky/Caligrafo" text:style-name="Internet_20_link" text:visited-style-name="Visited_20_Internet_20_Link"><text:span text:style-name="T4">G</text:span></text:a><text:a xlink:type="simple" xlink:href="https://github.com/Zvorky/Caligrafo" text:style-name="Internet_20_link" text:visited-style-name="Visited_20_Internet_20_Link"><text:span text:style-name="T3">it</text:span></text:a><text:a xlink:type="simple" xlink:href="https://github.com/Zvorky/Caligrafo" text:style-name="Internet_20_link" text:visited-style-name="Visited_20_Internet_20_Link"><text:span text:style-name="T4">H</text:span></text:a><text:a xlink:type="simple" xlink:href="https://github.com/Zvorky/Caligrafo" text:style-name="Internet_20_link" text:visited-style-name="Visited_20_Internet_20_Link"><text:span text:style-name="T3">ub.com/Zvorky/Caligrafo</text:span></text:a></text:p>
      <text:h text:style-name="P2" text:outline-level="1">The Idea</text:h>
      <text:p text:style-name="P4">Work with alignments for texts, essentially when printing at terminal.</text:p>
      <text:p text:style-name="P4">The same functions to align and stylize the printed text can be used to write into text files.</text:p>
      <text:p text:style-name="P5">It <text:span text:style-name="T5">will </text:span>can support lists, tables, and some others text structures… 🤔</text:p>
      <text:p text:style-name="P5"/>
      <text:p text:style-name="P6">The goal<text:span text:style-name="T6"> is to turn simple text formatting easier, allowing us to make more fancy CLIs and text files quick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1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fo:language="en" fo:country="US"/>
    </style:style>
    <style:style style:name="MT1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h 03 2023</text:p>
      </style:header>
      <style:footer>
        <text:p text:style-name="Signature"><text:a xlink:type="simple" xlink:href="https://www.linkedin.com/in/enzo-zavorski/" text:style-name="Internet_20_link" text:visited-style-name="Visited_20_Internet_20_Link"><text:span text:style-name="MT1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1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0T14:52:02.803316312</dc:date>
    <meta:editing-duration>PT43M14S</meta:editing-duration>
    <meta:editing-cycles>11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0" meta:image-count="0" meta:object-count="0" meta:page-count="2" meta:paragraph-count="11" meta:word-count="73" meta:character-count="447" meta:non-whitespace-character-count="385"/>
  </office:meta>
</office:document-meta>
</file>